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89b" officeooo:paragraph-rsid="0018d89b"/>
    </style:style>
    <style:style style:name="P2" style:family="paragraph" style:parent-style-name="Standard">
      <style:text-properties officeooo:rsid="001989c3" officeooo:paragraph-rsid="001989c3"/>
    </style:style>
    <style:style style:name="P3" style:family="paragraph" style:parent-style-name="Standard">
      <style:text-properties officeooo:rsid="001b1634" officeooo:paragraph-rsid="001b16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!/bin/bash</text:p>
      <text:p text:style-name="P2">#how_many_are_we.sh</text:p>
      <text:p text:style-name="P2"/>
      <text:p text:style-name="P2">source students.csv</text:p>
      <text:p text:style-name="P2">var1 = $1</text:p>
      <text:p text:style-name="P2"/>
      <text:p text:style-name="P3">grep -o var1 | wc -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6:35:09.449913242</meta:creation-date>
    <dc:date>2019-01-03T16:44:59.282932398</dc:date>
    <meta:editing-duration>PT9M5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13" meta:character-count="78" meta:non-whitespace-character-count="70"/>
  </office:meta>
</office:document-meta>
</file>